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aramond" svg:font-family="Garamond"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Garamond" fo:font-size="16pt" officeooo:rsid="001e18b5" officeooo:paragraph-rsid="001e18b5" style:font-size-asian="14pt" style:font-size-complex="16pt"/>
    </style:style>
    <style:style style:name="P2" style:family="paragraph" style:parent-style-name="Standard">
      <style:paragraph-properties fo:text-align="justify" style:justify-single-word="false"/>
      <style:text-properties style:font-name="Garamond" fo:font-size="16pt" officeooo:rsid="001f8286" officeooo:paragraph-rsid="001f8286" style:font-size-asian="14pt" style:font-size-complex="16pt"/>
    </style:style>
    <style:style style:name="P3" style:family="paragraph" style:parent-style-name="Standard">
      <style:paragraph-properties fo:text-align="justify" style:justify-single-word="false"/>
      <style:text-properties style:font-name="Garamond" fo:font-size="16pt" officeooo:rsid="0021fb4e" officeooo:paragraph-rsid="0021fb4e" style:font-size-asian="14pt" style:font-size-complex="16pt"/>
    </style:style>
    <style:style style:name="P4" style:family="paragraph" style:parent-style-name="Standard">
      <style:paragraph-properties fo:text-align="justify" style:justify-single-word="false"/>
      <style:text-properties style:font-name="Garamond" fo:font-size="16pt" officeooo:rsid="0029bb80" officeooo:paragraph-rsid="0029bb80" style:font-size-asian="14pt" style:font-size-complex="16pt"/>
    </style:style>
    <style:style style:name="P5" style:family="paragraph" style:parent-style-name="Standard">
      <style:paragraph-properties fo:text-align="justify" style:justify-single-word="false"/>
      <style:text-properties style:font-name="Garamond" fo:font-size="16pt" officeooo:rsid="002e3bb4" officeooo:paragraph-rsid="002e3bb4" style:font-size-asian="14pt" style:font-size-complex="16pt"/>
    </style:style>
    <style:style style:name="P6" style:family="paragraph" style:parent-style-name="Standard">
      <style:paragraph-properties fo:text-align="justify" style:justify-single-word="false"/>
      <style:text-properties style:font-name="Garamond" fo:font-size="16pt" officeooo:rsid="00310d31" officeooo:paragraph-rsid="002e3bb4" style:font-size-asian="14pt" style:font-size-complex="16pt"/>
    </style:style>
    <style:style style:name="P7" style:family="paragraph" style:parent-style-name="Standard">
      <style:paragraph-properties fo:text-align="justify" style:justify-single-word="false"/>
      <style:text-properties style:font-name="Garamond" fo:font-size="16pt" officeooo:rsid="00310d31" officeooo:paragraph-rsid="00310d31" style:font-size-asian="14pt" style:font-size-complex="16pt"/>
    </style:style>
    <style:style style:name="P8" style:family="paragraph" style:parent-style-name="Standard">
      <style:paragraph-properties fo:text-align="justify" style:justify-single-word="false"/>
      <style:text-properties style:font-name="Garamond" fo:font-size="16pt" officeooo:rsid="00310d31" officeooo:paragraph-rsid="0031185d" style:font-size-asian="14pt" style:font-size-complex="16pt"/>
    </style:style>
    <style:style style:name="P9" style:family="paragraph" style:parent-style-name="Standard">
      <style:paragraph-properties fo:text-align="justify" style:justify-single-word="false"/>
      <style:text-properties style:font-name="Garamond" fo:font-size="16pt" officeooo:rsid="0034a7dd" officeooo:paragraph-rsid="0034a7dd" style:font-size-asian="14pt" style:font-size-complex="16pt"/>
    </style:style>
    <style:style style:name="P10" style:family="paragraph" style:parent-style-name="Standard">
      <style:paragraph-properties fo:text-align="justify" style:justify-single-word="false"/>
      <style:text-properties style:font-name="Garamond" fo:font-size="16pt" officeooo:rsid="003b0fdd" officeooo:paragraph-rsid="003b0fdd" style:font-size-asian="14pt" style:font-size-complex="16pt"/>
    </style:style>
    <style:style style:name="P11" style:family="paragraph" style:parent-style-name="Standard">
      <style:paragraph-properties fo:text-align="justify" style:justify-single-word="false"/>
      <style:text-properties style:font-name="Garamond" fo:font-size="16pt" officeooo:rsid="003b0fdd" officeooo:paragraph-rsid="003b902d" style:font-size-asian="14pt" style:font-size-complex="16pt"/>
    </style:style>
    <style:style style:name="P12" style:family="paragraph" style:parent-style-name="Standard">
      <style:paragraph-properties fo:text-align="justify" style:justify-single-word="false"/>
      <style:text-properties style:font-name="Garamond" fo:font-size="16pt" officeooo:rsid="003b0fdd" officeooo:paragraph-rsid="003d3b0b" style:font-size-asian="14pt" style:font-size-complex="16pt"/>
    </style:style>
    <style:style style:name="P13" style:family="paragraph" style:parent-style-name="Standard">
      <style:paragraph-properties fo:text-align="justify" style:justify-single-word="false"/>
      <style:text-properties style:font-name="Garamond" fo:font-size="16pt" officeooo:rsid="003b0fdd" officeooo:paragraph-rsid="003ed36b" style:font-size-asian="14pt" style:font-size-complex="16pt"/>
    </style:style>
    <style:style style:name="P14" style:family="paragraph" style:parent-style-name="Standard">
      <style:paragraph-properties fo:text-align="justify" style:justify-single-word="false"/>
      <style:text-properties style:font-name="Garamond" fo:font-size="16pt" officeooo:rsid="003b0fdd" officeooo:paragraph-rsid="003ef06f" style:font-size-asian="14pt" style:font-size-complex="16pt"/>
    </style:style>
    <style:style style:name="P15" style:family="paragraph" style:parent-style-name="Standard">
      <style:paragraph-properties fo:text-align="justify" style:justify-single-word="false"/>
      <style:text-properties style:font-name="Garamond" fo:font-size="16pt" officeooo:rsid="00400cda" officeooo:paragraph-rsid="00400cda" style:font-size-asian="14pt" style:font-size-complex="16pt"/>
    </style:style>
    <style:style style:name="P16" style:family="paragraph" style:parent-style-name="Standard">
      <style:paragraph-properties fo:text-align="justify" style:justify-single-word="false"/>
      <style:text-properties style:font-name="Garamond" fo:font-size="16pt" officeooo:rsid="004a6ce0" officeooo:paragraph-rsid="004a6ce0" style:font-size-asian="14pt" style:font-size-complex="16pt"/>
    </style:style>
    <style:style style:name="P17" style:family="paragraph" style:parent-style-name="Standard">
      <style:paragraph-properties fo:text-align="justify" style:justify-single-word="false"/>
      <style:text-properties fo:color="#0369a3" loext:opacity="100%" style:font-name="Garamond" fo:font-size="16pt" officeooo:rsid="0021fb4e" officeooo:paragraph-rsid="0021fb4e" style:font-size-asian="14pt" style:font-size-complex="16pt"/>
    </style:style>
    <style:style style:name="P18" style:family="paragraph" style:parent-style-name="Standard">
      <style:paragraph-properties fo:text-align="justify" style:justify-single-word="false"/>
      <style:text-properties fo:color="#0369a3" loext:opacity="100%" style:font-name="Garamond" fo:font-size="16pt" officeooo:rsid="001f8286" officeooo:paragraph-rsid="001f8286" style:font-size-asian="14pt" style:font-size-complex="16pt"/>
    </style:style>
    <style:style style:name="P19" style:family="paragraph" style:parent-style-name="Standard">
      <style:paragraph-properties fo:text-align="justify" style:justify-single-word="false"/>
      <style:text-properties fo:color="#0369a3" loext:opacity="100%" style:font-name="Garamond" fo:font-size="16pt" officeooo:rsid="002e3bb4" officeooo:paragraph-rsid="002e3bb4" style:font-size-asian="14pt" style:font-size-complex="16pt"/>
    </style:style>
    <style:style style:name="P20" style:family="paragraph" style:parent-style-name="Standard">
      <style:paragraph-properties fo:text-align="justify" style:justify-single-word="false"/>
      <style:text-properties fo:color="#0369a3" loext:opacity="100%" style:font-name="Garamond" fo:font-size="16pt" officeooo:rsid="002bff7f" officeooo:paragraph-rsid="002bff7f" style:font-size-asian="14pt" style:font-size-complex="16pt"/>
    </style:style>
    <style:style style:name="P21" style:family="paragraph" style:parent-style-name="Standard">
      <style:paragraph-properties fo:text-align="justify" style:justify-single-word="false"/>
      <style:text-properties fo:color="#0369a3" loext:opacity="100%" style:font-name="Garamond" fo:font-size="16pt" officeooo:rsid="002d721f" officeooo:paragraph-rsid="002d721f" style:font-size-asian="14pt" style:font-size-complex="16pt"/>
    </style:style>
    <style:style style:name="P22" style:family="paragraph" style:parent-style-name="Standard">
      <style:paragraph-properties fo:text-align="justify" style:justify-single-word="false"/>
      <style:text-properties fo:color="#0369a3" loext:opacity="100%" style:font-name="Garamond" fo:font-size="16pt" officeooo:rsid="0034a7dd" officeooo:paragraph-rsid="0034a7dd" style:font-size-asian="14pt" style:font-size-complex="16pt"/>
    </style:style>
    <style:style style:name="P23" style:family="paragraph" style:parent-style-name="Standard">
      <style:paragraph-properties fo:text-align="justify" style:justify-single-word="false"/>
      <style:text-properties fo:color="#0369a3" loext:opacity="100%" style:font-name="Garamond" fo:font-size="16pt" officeooo:rsid="0031836f" officeooo:paragraph-rsid="0031836f" style:font-size-asian="14pt" style:font-size-complex="16pt"/>
    </style:style>
    <style:style style:name="P24" style:family="paragraph" style:parent-style-name="Standard">
      <style:paragraph-properties fo:text-align="justify" style:justify-single-word="false"/>
      <style:text-properties fo:color="#0369a3" loext:opacity="100%" style:font-name="Garamond" fo:font-size="16pt" officeooo:rsid="00310d31" officeooo:paragraph-rsid="00310d31" style:font-size-asian="14pt" style:font-size-complex="16pt"/>
    </style:style>
    <style:style style:name="P25" style:family="paragraph" style:parent-style-name="Standard">
      <style:paragraph-properties fo:text-align="justify" style:justify-single-word="false"/>
      <style:text-properties fo:color="#0369a3" loext:opacity="100%" style:font-name="Garamond" fo:font-size="16pt" officeooo:rsid="00310d31" officeooo:paragraph-rsid="0031185d" style:font-size-asian="14pt" style:font-size-complex="16pt"/>
    </style:style>
    <style:style style:name="P26" style:family="paragraph" style:parent-style-name="Standard">
      <style:paragraph-properties fo:text-align="justify" style:justify-single-word="false"/>
      <style:text-properties fo:color="#0369a3" loext:opacity="100%" style:font-name="Garamond" fo:font-size="16pt" officeooo:rsid="003b0fdd" officeooo:paragraph-rsid="003b0fdd" style:font-size-asian="14pt" style:font-size-complex="16pt"/>
    </style:style>
    <style:style style:name="P27" style:family="paragraph" style:parent-style-name="Standard">
      <style:paragraph-properties fo:text-align="justify" style:justify-single-word="false"/>
      <style:text-properties fo:color="#0369a3" loext:opacity="100%" style:font-name="Garamond" fo:font-size="16pt" officeooo:rsid="003b0fdd" officeooo:paragraph-rsid="003b902d" style:font-size-asian="14pt" style:font-size-complex="16pt"/>
    </style:style>
    <style:style style:name="P28" style:family="paragraph" style:parent-style-name="Standard">
      <style:paragraph-properties fo:text-align="justify" style:justify-single-word="false"/>
      <style:text-properties fo:color="#0369a3" loext:opacity="100%" style:font-name="Garamond" fo:font-size="16pt" officeooo:rsid="003b0fdd" officeooo:paragraph-rsid="003ed36b" style:font-size-asian="14pt" style:font-size-complex="16pt"/>
    </style:style>
    <style:style style:name="P29" style:family="paragraph" style:parent-style-name="Standard">
      <style:paragraph-properties fo:text-align="justify" style:justify-single-word="false"/>
      <style:text-properties fo:color="#0369a3" loext:opacity="100%" style:font-name="Garamond" fo:font-size="16pt" officeooo:rsid="003b0fdd" officeooo:paragraph-rsid="003ef06f" style:font-size-asian="14pt" style:font-size-complex="16pt"/>
    </style:style>
    <style:style style:name="P30" style:family="paragraph" style:parent-style-name="Standard">
      <style:paragraph-properties fo:text-align="justify" style:justify-single-word="false"/>
      <style:text-properties fo:color="#0369a3" loext:opacity="100%" style:font-name="Garamond" fo:font-size="16pt" officeooo:rsid="003e808b" officeooo:paragraph-rsid="003e808b" style:font-size-asian="14pt" style:font-size-complex="16pt"/>
    </style:style>
    <style:style style:name="P31" style:family="paragraph" style:parent-style-name="Standard">
      <style:paragraph-properties fo:text-align="justify" style:justify-single-word="false"/>
      <style:text-properties fo:color="#0369a3" loext:opacity="100%" style:font-name="Garamond" fo:font-size="16pt" officeooo:rsid="00400cda" officeooo:paragraph-rsid="00400cda" style:font-size-asian="14pt" style:font-size-complex="16pt"/>
    </style:style>
    <style:style style:name="P32" style:family="paragraph" style:parent-style-name="Standard">
      <style:paragraph-properties fo:text-align="justify" style:justify-single-word="false"/>
      <style:text-properties fo:color="#0369a3" loext:opacity="100%" style:font-name="Garamond" fo:font-size="16pt" officeooo:rsid="004a6ce0" officeooo:paragraph-rsid="004a6ce0" style:font-size-asian="14pt" style:font-size-complex="16pt"/>
    </style:style>
    <style:style style:name="P33" style:family="paragraph" style:parent-style-name="Standard">
      <style:paragraph-properties fo:text-align="justify" style:justify-single-word="false"/>
      <style:text-properties fo:color="#0369a3" loext:opacity="100%" style:font-name="Garamond" fo:font-size="16pt" officeooo:rsid="004d522d" officeooo:paragraph-rsid="004d522d" style:font-size-asian="14pt" style:font-size-complex="16pt"/>
    </style:style>
    <style:style style:name="P34" style:family="paragraph" style:parent-style-name="Standard">
      <style:paragraph-properties fo:text-align="justify" style:justify-single-word="false"/>
      <style:text-properties fo:color="#0369a3" loext:opacity="100%" style:font-name="Garamond" fo:font-size="16pt" officeooo:rsid="004ea74f" officeooo:paragraph-rsid="004ea74f" style:font-size-asian="14pt" style:font-size-complex="16pt"/>
    </style:style>
    <style:style style:name="P35" style:family="paragraph" style:parent-style-name="Standard">
      <style:paragraph-properties fo:text-align="justify" style:justify-single-word="false"/>
      <style:text-properties style:font-name="Liberation Serif" fo:font-size="16pt" officeooo:rsid="0034a7dd" officeooo:paragraph-rsid="0034a7dd" style:font-size-asian="14pt" style:font-size-complex="16pt"/>
    </style:style>
    <style:style style:name="P36" style:family="paragraph" style:parent-style-name="Standard">
      <style:paragraph-properties fo:text-align="justify" style:justify-single-word="false"/>
      <style:text-properties fo:color="#000000" loext:opacity="100%" style:font-name="Garamond" fo:font-size="16pt" officeooo:rsid="004ea74f" officeooo:paragraph-rsid="004ea74f" style:font-size-asian="14pt" style:font-size-complex="16pt"/>
    </style:style>
    <style:style style:name="P37" style:family="paragraph" style:parent-style-name="Standard">
      <style:paragraph-properties fo:text-align="justify" style:justify-single-word="false"/>
      <style:text-properties style:font-name="Garamond" fo:font-size="16pt" officeooo:rsid="004ea74f" officeooo:paragraph-rsid="004ea74f" style:font-size-asian="14pt" style:font-size-complex="16pt"/>
    </style:style>
    <style:style style:name="P38" style:family="paragraph" style:parent-style-name="Standard">
      <style:paragraph-properties fo:text-align="justify" style:justify-single-word="false"/>
      <style:text-properties style:font-name="Garamond" fo:font-size="16pt" officeooo:rsid="00532c82" officeooo:paragraph-rsid="00532c82" style:font-size-asian="14pt" style:font-size-complex="16pt"/>
    </style:style>
    <style:style style:name="P39" style:family="paragraph" style:parent-style-name="Standard">
      <style:paragraph-properties fo:text-align="justify" style:justify-single-word="false"/>
      <style:text-properties style:font-name="Garamond" fo:font-size="16pt" officeooo:rsid="00567890" officeooo:paragraph-rsid="00567890" style:font-size-asian="14pt" style:font-size-complex="16pt"/>
    </style:style>
    <style:style style:name="P40" style:family="paragraph" style:parent-style-name="Standard">
      <style:paragraph-properties fo:text-align="justify" style:justify-single-word="false"/>
      <style:text-properties style:font-name="Garamond" fo:font-size="16pt" officeooo:rsid="00583e9c" officeooo:paragraph-rsid="00583e9c" style:font-size-asian="14pt" style:font-size-complex="16pt"/>
    </style:style>
    <style:style style:name="P41" style:family="paragraph" style:parent-style-name="Standard">
      <style:paragraph-properties fo:text-align="justify" style:justify-single-word="false"/>
      <style:text-properties style:font-name="Garamond" fo:font-size="16pt" officeooo:rsid="005b11c5" officeooo:paragraph-rsid="005b11c5" style:font-size-asian="14pt" style:font-size-complex="16pt"/>
    </style:style>
    <style:style style:name="P42" style:family="paragraph" style:parent-style-name="Standard">
      <style:paragraph-properties fo:text-align="justify" style:justify-single-word="false"/>
      <style:text-properties style:font-name="Garamond" fo:font-size="16pt" officeooo:rsid="00664df7" officeooo:paragraph-rsid="00664df7" style:font-size-asian="14pt" style:font-size-complex="16pt"/>
    </style:style>
    <style:style style:name="P43" style:family="paragraph" style:parent-style-name="Standard">
      <style:paragraph-properties fo:text-align="justify" style:justify-single-word="false"/>
      <style:text-properties style:font-name="Garamond" fo:font-size="16pt" officeooo:rsid="006780f1" officeooo:paragraph-rsid="006780f1" style:font-size-asian="14pt" style:font-size-complex="16pt"/>
    </style:style>
    <style:style style:name="P44" style:family="paragraph" style:parent-style-name="Standard">
      <style:paragraph-properties fo:text-align="justify" style:justify-single-word="false"/>
      <style:text-properties style:font-name="Garamond" fo:font-size="16pt" officeooo:rsid="00814c77" officeooo:paragraph-rsid="00814c77" style:font-size-asian="14pt" style:font-size-complex="16pt"/>
    </style:style>
    <style:style style:name="P45" style:family="paragraph" style:parent-style-name="Standard">
      <style:paragraph-properties fo:text-align="justify" style:justify-single-word="false"/>
      <style:text-properties style:font-name="Garamond" fo:font-size="16pt" officeooo:rsid="008673ab" officeooo:paragraph-rsid="008673ab" style:font-size-asian="14pt" style:font-size-complex="16pt"/>
    </style:style>
    <style:style style:name="P46" style:family="paragraph" style:parent-style-name="Standard">
      <style:paragraph-properties fo:text-align="justify" style:justify-single-word="false"/>
      <style:text-properties style:font-name="Garamond" fo:font-size="16pt" officeooo:rsid="008a11ab" officeooo:paragraph-rsid="008a11ab" style:font-size-asian="14pt" style:font-size-complex="16pt"/>
    </style:style>
    <style:style style:name="P47" style:family="paragraph" style:parent-style-name="Standard">
      <style:paragraph-properties fo:text-align="justify" style:justify-single-word="false"/>
      <style:text-properties style:font-name="Garamond" fo:font-size="16pt" officeooo:rsid="008dde06" officeooo:paragraph-rsid="008dde06" style:font-size-asian="14pt" style:font-size-complex="16pt"/>
    </style:style>
    <style:style style:name="P48" style:family="paragraph" style:parent-style-name="Standard" style:list-style-name="L1">
      <style:paragraph-properties fo:text-align="justify" style:justify-single-word="false"/>
      <style:text-properties style:font-name="Garamond" fo:font-size="16pt" officeooo:rsid="008dde06" officeooo:paragraph-rsid="008dde06" style:font-size-asian="14pt" style:font-size-complex="16pt"/>
    </style:style>
    <style:style style:name="P49" style:family="paragraph" style:parent-style-name="Standard">
      <style:paragraph-properties fo:text-align="justify" style:justify-single-word="false"/>
      <style:text-properties fo:color="#0369a3" loext:opacity="100%" style:font-name="Garamond" fo:font-size="16pt" officeooo:rsid="00532c82" officeooo:paragraph-rsid="00532c82" style:font-size-asian="14pt" style:font-size-complex="16pt"/>
    </style:style>
    <style:style style:name="P50" style:family="paragraph" style:parent-style-name="Standard">
      <style:paragraph-properties fo:text-align="justify" style:justify-single-word="false"/>
      <style:text-properties fo:color="#0369a3" loext:opacity="100%" style:font-name="Garamond" fo:font-size="16pt" officeooo:rsid="005b11c5" officeooo:paragraph-rsid="005b11c5" style:font-size-asian="14pt" style:font-size-complex="16pt"/>
    </style:style>
    <style:style style:name="P51" style:family="paragraph" style:parent-style-name="Standard">
      <style:paragraph-properties fo:text-align="justify" style:justify-single-word="false"/>
      <style:text-properties fo:color="#0369a3" loext:opacity="100%" style:font-name="Garamond" fo:font-size="16pt" officeooo:rsid="006907b4" officeooo:paragraph-rsid="006cb433" style:font-size-asian="14pt" style:font-size-complex="16pt"/>
    </style:style>
    <style:style style:name="P52" style:family="paragraph" style:parent-style-name="Standard">
      <style:paragraph-properties fo:text-align="justify" style:justify-single-word="false"/>
      <style:text-properties fo:color="#0369a3" loext:opacity="100%" style:font-name="Garamond" fo:font-size="16pt" officeooo:rsid="006e96d1" officeooo:paragraph-rsid="006e96d1" style:font-size-asian="14pt" style:font-size-complex="16pt"/>
    </style:style>
    <style:style style:name="P53" style:family="paragraph" style:parent-style-name="Standard">
      <style:paragraph-properties fo:text-align="justify" style:justify-single-word="false"/>
      <style:text-properties fo:color="#0369a3" loext:opacity="100%" style:font-name="Garamond" fo:font-size="16pt" officeooo:rsid="007220ac" officeooo:paragraph-rsid="007220ac" style:font-size-asian="14pt" style:font-size-complex="16pt"/>
    </style:style>
    <style:style style:name="P54" style:family="paragraph" style:parent-style-name="Standard">
      <style:paragraph-properties fo:text-align="justify" style:justify-single-word="false"/>
      <style:text-properties fo:color="#0369a3" loext:opacity="100%" style:font-name="Garamond" fo:font-size="16pt" officeooo:rsid="007375e3" officeooo:paragraph-rsid="007375e3" style:font-size-asian="14pt" style:font-size-complex="16pt"/>
    </style:style>
    <style:style style:name="P55" style:family="paragraph" style:parent-style-name="Standard">
      <style:paragraph-properties fo:text-align="justify" style:justify-single-word="false"/>
      <style:text-properties fo:color="#0369a3" loext:opacity="100%" style:font-name="Garamond" fo:font-size="16pt" officeooo:rsid="007f42dd" officeooo:paragraph-rsid="007fee08" style:font-size-asian="14pt" style:font-size-complex="16pt"/>
    </style:style>
    <style:style style:name="P56" style:family="paragraph" style:parent-style-name="Standard">
      <style:paragraph-properties fo:text-align="justify" style:justify-single-word="false"/>
      <style:text-properties fo:color="#0369a3" loext:opacity="100%" style:font-name="Garamond" fo:font-size="16pt" officeooo:rsid="007f42dd" officeooo:paragraph-rsid="00808de4" style:font-size-asian="14pt" style:font-size-complex="16pt"/>
    </style:style>
    <style:style style:name="P57" style:family="paragraph" style:parent-style-name="Standard">
      <style:paragraph-properties fo:text-align="justify" style:justify-single-word="false"/>
      <style:text-properties fo:color="#0369a3" loext:opacity="100%" style:font-name="Garamond" fo:font-size="16pt" officeooo:rsid="00814c77" officeooo:paragraph-rsid="00814c77" style:font-size-asian="14pt" style:font-size-complex="16pt"/>
    </style:style>
    <style:style style:name="P58" style:family="paragraph" style:parent-style-name="Standard">
      <style:paragraph-properties fo:text-align="justify" style:justify-single-word="false"/>
      <style:text-properties fo:color="#0369a3" loext:opacity="100%" style:font-name="Garamond" fo:font-size="16pt" officeooo:rsid="006780f1" officeooo:paragraph-rsid="006780f1" style:font-size-asian="14pt" style:font-size-complex="16pt"/>
    </style:style>
    <style:style style:name="P59" style:family="paragraph" style:parent-style-name="Standard">
      <style:paragraph-properties fo:text-align="justify" style:justify-single-word="false"/>
      <style:text-properties fo:color="#0369a3" loext:opacity="100%" style:font-name="Garamond" fo:font-size="16pt" officeooo:rsid="00664df7" officeooo:paragraph-rsid="00664df7" style:font-size-asian="14pt" style:font-size-complex="16pt"/>
    </style:style>
    <style:style style:name="P60" style:family="paragraph" style:parent-style-name="Standard">
      <style:paragraph-properties fo:text-align="justify" style:justify-single-word="false"/>
      <style:text-properties fo:color="#0369a3" loext:opacity="100%" style:font-name="Garamond" fo:font-size="16pt" officeooo:rsid="0084475c" officeooo:paragraph-rsid="0084475c" style:font-size-asian="14pt" style:font-size-complex="16pt"/>
    </style:style>
    <style:style style:name="P61" style:family="paragraph" style:parent-style-name="Standard">
      <style:paragraph-properties fo:text-align="justify" style:justify-single-word="false"/>
      <style:text-properties fo:color="#0369a3" loext:opacity="100%" style:font-name="Garamond" fo:font-size="16pt" officeooo:rsid="008673ab" officeooo:paragraph-rsid="008673ab" style:font-size-asian="14pt" style:font-size-complex="16pt"/>
    </style:style>
    <style:style style:name="P62" style:family="paragraph" style:parent-style-name="Standard">
      <style:paragraph-properties fo:text-align="justify" style:justify-single-word="false"/>
      <style:text-properties fo:color="#0369a3" loext:opacity="100%" style:font-name="Garamond" fo:font-size="16pt" officeooo:rsid="008c1e57" officeooo:paragraph-rsid="008c1e57" style:font-size-asian="14pt" style:font-size-complex="16pt"/>
    </style:style>
    <style:style style:name="P63" style:family="paragraph" style:parent-style-name="Standard">
      <style:paragraph-properties fo:text-align="justify" style:justify-single-word="false"/>
      <style:text-properties fo:color="#0369a3" loext:opacity="100%" style:font-name="Garamond" fo:font-size="16pt" officeooo:rsid="008dde06" officeooo:paragraph-rsid="008dde06" style:font-size-asian="14pt" style:font-size-complex="16pt"/>
    </style:style>
    <style:style style:name="P64" style:family="paragraph" style:parent-style-name="Standard">
      <style:paragraph-properties fo:text-align="justify" style:justify-single-word="false"/>
      <style:text-properties fo:color="#0369a3" loext:opacity="100%" style:font-name="Garamond" fo:font-size="16pt" officeooo:rsid="008dde06" officeooo:paragraph-rsid="008e96f2" style:font-size-asian="14pt" style:font-size-complex="16pt"/>
    </style:style>
    <style:style style:name="P65" style:family="paragraph" style:parent-style-name="Standard">
      <style:paragraph-properties fo:text-align="justify" style:justify-single-word="false"/>
      <style:text-properties fo:color="#0369a3" loext:opacity="100%" style:font-name="Garamond" fo:font-size="16pt" officeooo:rsid="008dde06" officeooo:paragraph-rsid="008ea70e" style:font-size-asian="14pt" style:font-size-complex="16pt"/>
    </style:style>
    <style:style style:name="P66" style:family="paragraph" style:parent-style-name="Standard">
      <style:paragraph-properties fo:text-align="justify" style:justify-single-word="false"/>
      <style:text-properties fo:color="#0369a3" loext:opacity="100%" style:font-name="Garamond" fo:font-size="16pt" officeooo:rsid="008dde06" officeooo:paragraph-rsid="008fc683" style:font-size-asian="14pt" style:font-size-complex="16pt"/>
    </style:style>
    <style:style style:name="P67" style:family="paragraph" style:parent-style-name="Standard">
      <style:paragraph-properties fo:text-align="justify" style:justify-single-word="false"/>
      <style:text-properties fo:color="#0369a3" loext:opacity="100%" style:font-name="Garamond" fo:font-size="16pt" officeooo:rsid="009141f9" officeooo:paragraph-rsid="009141f9" style:font-size-asian="14pt" style:font-size-complex="16pt"/>
    </style:style>
    <style:style style:name="T1" style:family="text">
      <style:text-properties officeooo:rsid="001f2c42"/>
    </style:style>
    <style:style style:name="T2" style:family="text">
      <style:text-properties officeooo:rsid="002031bf"/>
    </style:style>
    <style:style style:name="T3" style:family="text">
      <style:text-properties officeooo:rsid="0021fb4e"/>
    </style:style>
    <style:style style:name="T4" style:family="text">
      <style:text-properties officeooo:rsid="0023b76b"/>
    </style:style>
    <style:style style:name="T5" style:family="text">
      <style:text-properties fo:font-style="italic" style:font-style-asian="italic" style:font-style-complex="italic"/>
    </style:style>
    <style:style style:name="T6" style:family="text">
      <style:text-properties fo:font-style="italic" officeooo:rsid="001f2c42" style:font-style-asian="italic" style:font-style-complex="italic"/>
    </style:style>
    <style:style style:name="T7" style:family="text">
      <style:text-properties fo:font-style="italic" officeooo:rsid="0029bb80" style:font-style-asian="italic" style:font-style-complex="italic"/>
    </style:style>
    <style:style style:name="T8" style:family="text">
      <style:text-properties fo:font-style="italic" officeooo:rsid="002a8b96" style:font-style-asian="italic" style:font-style-complex="italic"/>
    </style:style>
    <style:style style:name="T9" style:family="text">
      <style:text-properties fo:font-style="italic" officeooo:rsid="0036ada0" style:font-style-asian="italic" style:font-style-complex="italic"/>
    </style:style>
    <style:style style:name="T10" style:family="text">
      <style:text-properties fo:font-style="italic" officeooo:rsid="0051cb18" style:font-style-asian="italic" style:font-style-complex="italic"/>
    </style:style>
    <style:style style:name="T11" style:family="text">
      <style:text-properties fo:font-style="italic" officeooo:rsid="005a0d43" style:font-style-asian="italic" style:font-style-complex="italic"/>
    </style:style>
    <style:style style:name="T12" style:family="text">
      <style:text-properties fo:font-style="italic" officeooo:rsid="00647302" style:font-style-asian="italic" style:font-style-complex="italic"/>
    </style:style>
    <style:style style:name="T13" style:family="text">
      <style:text-properties fo:font-style="italic" officeooo:rsid="0082a818" style:font-style-asian="italic" style:font-style-complex="italic"/>
    </style:style>
    <style:style style:name="T14" style:family="text">
      <style:text-properties fo:font-style="italic" officeooo:rsid="008aac8a"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officeooo:rsid="0025020c"/>
    </style:style>
    <style:style style:name="T17" style:family="text">
      <style:text-properties fo:color="#0369a3" loext:opacity="100%"/>
    </style:style>
    <style:style style:name="T18" style:family="text">
      <style:text-properties fo:color="#0369a3" loext:opacity="100%" officeooo:rsid="00883bfa"/>
    </style:style>
    <style:style style:name="T19" style:family="text">
      <style:text-properties officeooo:rsid="0026e1ab"/>
    </style:style>
    <style:style style:name="T20" style:family="text">
      <style:text-properties officeooo:rsid="00282346"/>
    </style:style>
    <style:style style:name="T21" style:family="text">
      <style:text-properties officeooo:rsid="0029bb80"/>
    </style:style>
    <style:style style:name="T22" style:family="text">
      <style:text-properties officeooo:rsid="002a8b96"/>
    </style:style>
    <style:style style:name="T23" style:family="text">
      <style:text-properties officeooo:rsid="002c3f14"/>
    </style:style>
    <style:style style:name="T24" style:family="text">
      <style:text-properties officeooo:rsid="002ca073"/>
    </style:style>
    <style:style style:name="T25" style:family="text">
      <style:text-properties officeooo:rsid="002e3bb4"/>
    </style:style>
    <style:style style:name="T26" style:family="text">
      <style:text-properties officeooo:rsid="002fbb92"/>
    </style:style>
    <style:style style:name="T27" style:family="text">
      <style:text-properties officeooo:rsid="0032df3d"/>
    </style:style>
    <style:style style:name="T28" style:family="text">
      <style:text-properties officeooo:rsid="0034c729"/>
    </style:style>
    <style:style style:name="T29" style:family="text">
      <style:text-properties officeooo:rsid="0037e557"/>
    </style:style>
    <style:style style:name="T30" style:family="text">
      <style:text-properties officeooo:rsid="003b902d"/>
    </style:style>
    <style:style style:name="T31" style:family="text">
      <style:text-properties officeooo:rsid="003d3b0b"/>
    </style:style>
    <style:style style:name="T32" style:family="text">
      <style:text-properties officeooo:rsid="003ed36b"/>
    </style:style>
    <style:style style:name="T33" style:family="text">
      <style:text-properties officeooo:rsid="003ef06f"/>
    </style:style>
    <style:style style:name="T34" style:family="text">
      <style:text-properties officeooo:rsid="004270ab"/>
    </style:style>
    <style:style style:name="T35" style:family="text">
      <style:text-properties officeooo:rsid="0045b092"/>
    </style:style>
    <style:style style:name="T36" style:family="text">
      <style:text-properties officeooo:rsid="0051cb18"/>
    </style:style>
    <style:style style:name="T37" style:family="text">
      <style:text-properties officeooo:rsid="0054ee9d"/>
    </style:style>
    <style:style style:name="T38" style:family="text">
      <style:text-properties officeooo:rsid="005a0d43"/>
    </style:style>
    <style:style style:name="T39" style:family="text">
      <style:text-properties officeooo:rsid="005c8659"/>
    </style:style>
    <style:style style:name="T40" style:family="text">
      <style:text-properties officeooo:rsid="005df4bf"/>
    </style:style>
    <style:style style:name="T41" style:family="text">
      <style:text-properties officeooo:rsid="006256f9"/>
    </style:style>
    <style:style style:name="T42" style:family="text">
      <style:text-properties officeooo:rsid="00639413"/>
    </style:style>
    <style:style style:name="T43" style:family="text">
      <style:text-properties officeooo:rsid="0063e959"/>
    </style:style>
    <style:style style:name="T44" style:family="text">
      <style:text-properties officeooo:rsid="006780f1"/>
    </style:style>
    <style:style style:name="T45" style:family="text">
      <style:text-properties officeooo:rsid="006a0d46"/>
    </style:style>
    <style:style style:name="T46" style:family="text">
      <style:text-properties officeooo:rsid="006cb433"/>
    </style:style>
    <style:style style:name="T47" style:family="text">
      <style:text-properties officeooo:rsid="006d7a72"/>
    </style:style>
    <style:style style:name="T48" style:family="text">
      <style:text-properties officeooo:rsid="006e96d1"/>
    </style:style>
    <style:style style:name="T49" style:family="text">
      <style:text-properties officeooo:rsid="006eefc5"/>
    </style:style>
    <style:style style:name="T50" style:family="text">
      <style:text-properties officeooo:rsid="0070cefc"/>
    </style:style>
    <style:style style:name="T51" style:family="text">
      <style:text-properties officeooo:rsid="0074c752"/>
    </style:style>
    <style:style style:name="T52" style:family="text">
      <style:text-properties officeooo:rsid="0074e11a"/>
    </style:style>
    <style:style style:name="T53" style:family="text">
      <style:text-properties officeooo:rsid="00767203"/>
    </style:style>
    <style:style style:name="T54" style:family="text">
      <style:text-properties officeooo:rsid="0076e919"/>
    </style:style>
    <style:style style:name="T55" style:family="text">
      <style:text-properties officeooo:rsid="0078c0ac"/>
    </style:style>
    <style:style style:name="T56" style:family="text">
      <style:text-properties officeooo:rsid="007a3eec"/>
    </style:style>
    <style:style style:name="T57" style:family="text">
      <style:text-properties officeooo:rsid="007b6b3b"/>
    </style:style>
    <style:style style:name="T58" style:family="text">
      <style:text-properties officeooo:rsid="007bfb3f"/>
    </style:style>
    <style:style style:name="T59" style:family="text">
      <style:text-properties officeooo:rsid="007db105"/>
    </style:style>
    <style:style style:name="T60" style:family="text">
      <style:text-properties officeooo:rsid="007fee08"/>
    </style:style>
    <style:style style:name="T61" style:family="text">
      <style:text-properties officeooo:rsid="007ff9f1"/>
    </style:style>
    <style:style style:name="T62" style:family="text">
      <style:text-properties officeooo:rsid="00808de4"/>
    </style:style>
    <style:style style:name="T63" style:family="text">
      <style:text-properties officeooo:rsid="0080d0ae"/>
    </style:style>
    <style:style style:name="T64" style:family="text">
      <style:text-properties officeooo:rsid="00814c77"/>
    </style:style>
    <style:style style:name="T65" style:family="text">
      <style:text-properties officeooo:rsid="0082a818"/>
    </style:style>
    <style:style style:name="T66" style:family="text">
      <style:text-properties officeooo:rsid="008dde06"/>
    </style:style>
    <style:style style:name="T67" style:family="text">
      <style:text-properties officeooo:rsid="008e96f2"/>
    </style:style>
    <style:style style:name="T68" style:family="text">
      <style:text-properties officeooo:rsid="008ea70e"/>
    </style:style>
    <style:style style:name="T69" style:family="text">
      <style:text-properties officeooo:rsid="008f9eb7"/>
    </style:style>
    <style:style style:name="T70" style:family="text">
      <style:text-properties officeooo:rsid="008fc68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5. O poder e a consideração de que um homem gozou na<text:span text:style-name="T1"> </text:span>Terra lhe dão supremacia no mundo dos Espíritos?</text:p>
      <text:p text:style-name="P1"/>
      <text:p text:style-name="P1">“<text:span text:style-name="T5">Não; pois que os pequenos serão elevados e os</text:span><text:span text:style-name="T6"> </text:span><text:span text:style-name="T5">grandes rebaixados. Lê os salmos.</text:span>”</text:p>
      <text:p text:style-name="P1"/>
      <text:p text:style-name="P18">Se o poder que alguém tem na Terra quando encarnado fosse <text:span text:style-name="T4">incondicionalmente </text:span>mantido no mundo dos Espíritos, Deus não seria justo porque, na <text:span text:style-name="T2">grande </text:span>maioria das vezes, <text:span text:style-name="T20">aqui na Terra </text:span><text:span text:style-name="T2">esse poder </text:span>é conquistado e mantido <text:span text:style-name="T16">através do</text:span> orgulho, <text:span text:style-name="T16">do </text:span>egoísmo<text:span text:style-name="T16"> e do</text:span> <text:span text:style-name="T3">desrespeito ao próximo. Claro que há exceções, mas via de regra, é assim que acontece.</text:span></text:p>
      <text:p text:style-name="P2"/>
      <text:p text:style-name="P17"><text:span text:style-name="T19">Portanto</text:span>, se a autoridade no mundo dos Espíritos fosse considerada da mesma forma como é, aqui entre os homens, Deus estaria privilegiando os tiranos e os gananciosos, coisa que é completamente incompatível com a Justiça Divina.</text:p>
      <text:p text:style-name="P3"/>
      <text:p text:style-name="P3">a) — Como devemos entender essa elevação e esse<text:span text:style-name="T21"> </text:span>rebaixamento?</text:p>
      <text:p text:style-name="P3"/>
      <text:p text:style-name="P3">“<text:span text:style-name="T5">Não sabes que os Espíritos são de diferentes ordens,</text:span><text:span text:style-name="T7"> </text:span><text:span text:style-name="T5">conforme seus méritos? Pois bem! O maior da Terra pode</text:span><text:span text:style-name="T7"> pertencer à última categoria entre os Espíritos, ao passo </text:span><text:span text:style-name="T5">que o seu servo pode estar na primeira. Compreendes isto?</text:span><text:span text:style-name="T7"> </text:span><text:span text:style-name="T5">Não disse Jesus: aquele que se humilhar será exalçado e</text:span><text:span text:style-name="T7"> </text:span><text:span text:style-name="T5">aquele que se exalçar será humilhado?</text:span>”</text:p>
      <text:p text:style-name="P3"/>
      <text:p text:style-name="P4"><text:span text:style-name="T17">Essa resposta pode parecer óbvia demais. Afinal de contas, aprendemos com o Espiritismo - e a literatura Espírita tem centenas de exemplos que nos provam que a grandeza espiritual é completamente distinta da grandeza material e terrena - mas não podemos nos esquecer de que O Livro dos</text:span> <text:soft-page-break/><text:span text:style-name="T17">Espíritos é a obra precursora do Espiritismo. A resposta dada pela Espiritualidade foi o primeiro esclarecimento acerca da ascendência moral. Por isso que os Espíritos enfatizam que o maior entre os homens pode ser o menor entre os Espíritos e vice-versa.</text:span></text:p>
      <text:p text:style-name="P4"/>
      <text:p text:style-name="P4">276. Aquele que foi grande na Terra e que, como Espírito,<text:span text:style-name="T22"> </text:span>vem a achar-se entre os de ordem inferior, experimenta com isso alguma humilhação?</text:p>
      <text:p text:style-name="P4"/>
      <text:p text:style-name="P4">“<text:span text:style-name="T5">Às vezes bem grande, mormente se era orgulhoso e</text:span><text:span text:style-name="T8"> </text:span><text:span text:style-name="T5">invejoso.</text:span>”</text:p>
      <text:p text:style-name="P4"/>
      <text:p text:style-name="P20">Como eu citei anteriormente, infelizmente, na grande maioria das vezes o poder entre os homens é conquistado através da ganância, da tirania e do desrespeito ao próximo. </text:p>
      <text:p text:style-name="P20"/>
      <text:p text:style-name="P20">O que a Espiritualidade nos diz na resposta acima é que, aquele que foi poderoso em tais circunstâncias, sentirá grande humilhação ao se deparar com sua realidade como Espírito. <text:s/><text:span text:style-name="T24">O orgulhoso sofrerá um enorme golpe a</text:span>o tomar consciência de que, moralmente falando<text:span text:style-name="T23">,</text:span> ele está muito abaixo de Espíritos que lhe foram subordinados aqui na Terra<text:span text:style-name="T24">.</text:span></text:p>
      <text:p text:style-name="P20"/>
      <text:p text:style-name="P21">Porém, nós temos que prestar atenção a um detalhe: Kardec pergunta "Aquele que foi grande na Terra" e não "O orgulhoso que foi grande na Terra". Não podemos nos esquecer que, em nosso processo evolutivo, precisamos passar pelas mais variadas experiências aqui na Terra.</text:p>
      <text:p text:style-name="P21"/>
      <text:p text:style-name="P21">Assim, devemos experimentar a riqueza e a pobreza, <text:s/><text:span text:style-name="T25">a beleza e a feiura, o poder e a insignificância. A maneira como lidaremos com cada uma dessas qualidades é própria de cada Espírito.</text:span></text:p>
      <text:p text:style-name="P19"><text:soft-page-break/>Isso quer dizer que um Espírito, ainda não muito elevado, pode ter passado pela experiência de ter sido poderoso aqui na Terra sem necessariamente ter sido orgulhoso.</text:p>
      <text:p text:style-name="P19"/>
      <text:p text:style-name="P19">Ao voltar ao mundo Espiritual, ele ainda será um Espírito inferior, mas não se sentirá humilhado ao reconhecer que, embora tenha sido poderoso na Terra, não o é no mundo Espiritual.</text:p>
      <text:p text:style-name="P5"/>
      <text:p text:style-name="P5">277. O soldado que depois da batalha se encontra com o<text:span text:style-name="T26"> </text:span>seu general, no mundo dos Espíritos, ainda o tem por<text:span text:style-name="T26"> </text:span>seu superior?</text:p>
      <text:p text:style-name="P5"/>
      <text:p text:style-name="P5">“<text:span text:style-name="T5">O título nada vale, a superioridade real é que tem valor.</text:span>”</text:p>
      <text:p text:style-name="P6"/>
      <text:p text:style-name="P24">Nós sabemos que nos cenários de guerra, é muito comum que as pessoas que desencarnam, sejam os soldados, sejam civis, não têm consciência de que voltaram ao mundo Espiritual e continuam a agir como se ainda estivessem encarnadas.</text:p>
      <text:p text:style-name="P7"/>
      <text:p text:style-name="P23">O soldado continua a lutar, o general continua a dar ordens, os civis continuam a procurar abrigo fugindo dos combates.</text:p>
      <text:p text:style-name="P24"/>
      <text:p text:style-name="P25">Aqui nós deduzimos que Kardec está se referindo a dois Espíritos<text:span text:style-name="T27"> - o soldado e o general -</text:span> que desencarnaram após uma batalha e que têm consciência do desencarne. </text:p>
      <text:p text:style-name="P8"/>
      <text:p text:style-name="P22">Por<text:span text:style-name="T28">t</text:span>anto, não cabe mais ao Espírito soldado nenhuma subordinação ao Espírito general, a não ser que espiritualmente o general seja realmente superior ao soldado. Nesse caso a subordinação não seria baseada na hierarquia militar e, sim, na ascendência moral.</text:p>
      <text:p text:style-name="P9"/>
      <text:p text:style-name="P9"><text:soft-page-break/>278. Os Espíritos das diferentes ordens se acham misturados uns com os outros?</text:p>
      <text:p text:style-name="P9"/>
      <text:p text:style-name="P9">“<text:span text:style-name="T5">Sim e não. Quer dizer: eles se vêem, mas se distinguem uns dos outros. Evitam-se ou se aproximam, conforme à simpatia ou à antipatia que reciprocamente uns inspiram aos outros, tal qual sucede entre vós. Constituem um</text:span><text:span text:style-name="T9"> </text:span><text:span text:style-name="T5">mundo do qual o vosso é pálido reflexo. Os da mesma categoria se reúnem por uma espécie de afinidade e formam</text:span><text:span text:style-name="T9"> </text:span><text:span text:style-name="T5">grupos ou famílias, unidos pelos laços da simpatia e pelos</text:span><text:span text:style-name="T9"> </text:span><text:span text:style-name="T5">fins a que visam: os bons, pelo desejo de fazerem o bem; os</text:span><text:span text:style-name="T9"> </text:span><text:span text:style-name="T5">maus, pelo de fazerem o mal, pela vergonha de suas faltas e pela</text:span><text:span text:style-name="T9"> </text:span><text:span text:style-name="T5">necessidade de se acharem entre os que se lhes assemelham.</text:span>”</text:p>
      <text:p text:style-name="P9"/>
      <text:p text:style-name="P35">Tal uma grande cidade onde os homens de todas as classes<text:span text:style-name="T29"> </text:span>e de todas as condições se vêem e encontram, sem se confundirem; onde as sociedades se formam pela analogia dos gostos; onde<text:span text:style-name="T29"> </text:span>a virtude e o vício se acotovelam, sem trocarem palavra.</text:p>
      <text:p text:style-name="P9"/>
      <text:p text:style-name="P26">A resposta da Espiritualidade é bem clara e a nota adicionada por Kardec não deixa nenhuma dúvida sobre o convívio dos Espíritos que se encontram em diferentes graus de evolução.</text:p>
      <text:p text:style-name="P10"/>
      <text:p text:style-name="P27">Lá na pergunta número 100 - que não é na verdade uma pergunta, mas um item adicionado por Kardec - <text:s/>ele nos fala da Escala Espírita. E se nos lembrarmos do que Kardec nos disse, <text:s/>vamos recordar que, dentro de um mesmo mundo, há Espíritos de diferentes níveis de evolução<text:span text:style-name="T30">.</text:span></text:p>
      <text:p text:style-name="P11"/>
      <text:p text:style-name="P30">As faixas evolutivas não são rígidas. Não há como delimitar de maneira exata onde termina uma e onde começa a outra. Essas transições são gradativas e as mudanças, às vezes, muito sutis.</text:p>
      <text:p text:style-name="P11"/>
      <text:p text:style-name="P28"><text:soft-page-break/><text:span text:style-name="T30">Aqui mesmo na Terra nós temos Espíritos que vão de Hitler a Gandhi, de Alexandre de Moraes a Divaldo Franco. </text:span><text:span text:style-name="T32">Ou seja: partimos daquilo que existe de pior e chegamos até aquilo que existe de melhor na humanidade terrena.</text:span></text:p>
      <text:p text:style-name="P13"/>
      <text:p text:style-name="P29"><text:span text:style-name="T31">Portanto, o convívio </text:span><text:span text:style-name="T33">entre </text:span><text:span text:style-name="T31">Espíritos </text:span><text:span text:style-name="T33">que se encontram em diferentes faixas de evolução é inevitável.</text:span></text:p>
      <text:p text:style-name="P14"/>
      <text:p text:style-name="P31">O que a Espiritualidade responde à Kardec é que, mesmo havendo tamanha diversidade de graus de evolução e, apesar do contato inevitável entre <text:span text:style-name="T34">esses </text:span>Espíritos, ainda assim <text:span text:style-name="T35">os Espíritos se agrupam</text:span><text:span text:style-name="T34"> de acordo com seus interesses, gostos, desejos e intenções.</text:span></text:p>
      <text:p text:style-name="P15"/>
      <text:p text:style-name="P31">É<text:span text:style-name="T34"> exatamente o que acontece conosco. Buscamos os ambientes, as pessoas e as situações que nos agradam, com as quais nos afinizamos.</text:span></text:p>
      <text:p text:style-name="P31"/>
      <text:p text:style-name="P32">Aquilo que não nos interessa e aquilo que nos desagrada, nós evitamos. Assim também é no mundo Espiritual.</text:p>
      <text:p text:style-name="P16"/>
      <text:p text:style-name="P16">279. Todos os Espíritos têm reciprocamente acesso aos diferentes grupos ou sociedades que eles formam?</text:p>
      <text:p text:style-name="P16"/>
      <text:p text:style-name="P16">“<text:span text:style-name="T5">Os bons vão a toda parte e assim deve ser, para que possam influir sobre os maus. As regiões, porém, que os bons habitam estão interditadas aos Espíritos imperfeitos, a fim de que não as perturbem com suas paixões inferiores.</text:span>”</text:p>
      <text:p text:style-name="P12"/>
      <text:p text:style-name="P33">Aqui a Espiritualidade reafirma a questão da autoridade moral. Os bons Espíritos, pelas ascendência que têm sobre os maus, tem livre acesso a todos os lugares e quando vão de <text:soft-page-break/>encontro aos maus Espíritos é com o propósito de socorro ou de esclarecimento.</text:p>
      <text:p text:style-name="P33"/>
      <text:p text:style-name="P33">A literatura Espírita está repleta de exemplos dessa situação, principalmente as obras de André Luiz. Os Espíritos superiores podem inclusive alterar sua aparência com o objetivo de não humilhar os Espíritos inferiores a que vão socorrer ou esclarecer.</text:p>
      <text:p text:style-name="P33"/>
      <text:p text:style-name="P34">Nós podemos fazer uma analogia: o presidente de uma empresa tem acesso livre a qualquer área da empresa. Ele pode ir à sala de diretores, gerentes, pode ir até a linha de produção ou local onde atuam os funcionários mais baixos na hierarquia da empresa.</text:p>
      <text:p text:style-name="P34"/>
      <text:p text:style-name="P34">O inverso não é verdade: o operário não pode adentrar a sala de um supervisor sem autorização. O supervisor não tem livre acesso à sala dos gerentes; os gerentes precisam pedir para falar com os diretores e assim vai.</text:p>
      <text:p text:style-name="P34"/>
      <text:p text:style-name="P34">Assim também funciona no mundo Espiritual, mas com a enorme diferença de que, no mundo Espiritual é a condição moral que determina a hierarquia existente entre os Espíritos.</text:p>
      <text:p text:style-name="P34"/>
      <text:p text:style-name="P36">280. De que natureza são as relações entre os bons e os<text:span text:style-name="T36"> </text:span>maus Espíritos?</text:p>
      <text:p text:style-name="P36"/>
      <text:p text:style-name="P36">“<text:span text:style-name="T5">Os bons se ocupam em combater as más inclinações</text:span><text:span text:style-name="T10"> </text:span><text:span text:style-name="T5">dos outros, </text:span><text:span text:style-name="T15">a fim de ajudá-los a subir</text:span><text:span text:style-name="T5">. É sua missão.</text:span>”</text:p>
      <text:p text:style-name="P37"/>
      <text:p text:style-name="P49">A resposta é clara e direta. Pelo menos na versão de O Livro dos Espíritos que eu tenho aqui, a frase "a fim de ajudá-los a subir" está em destaque.</text:p>
      <text:p text:style-name="P49"><text:soft-page-break/>É interessante essa observação porque mostra que os Espíritos superiores nunca se dirigem a nós com o intuito de humilhar. O único objetivo deles é<text:span text:style-name="T37"> nos esclarecer e nos ajudar em nosso processo evolutivo.</text:span></text:p>
      <text:p text:style-name="P38"/>
      <text:p text:style-name="P39"><text:span text:style-name="T17">Nós somos prova disso: a Espiritualidade da FEIG, nos receituários, nas reuniões de convívio espiritual, nunca falam a nós de forma acusativa. Claro que eles não nos incentivam a permanecer no erro, mas sempre se dirigem a nós de maneira branda, embora às vezes, enérgica, sempre com o intuito de nos ajudarem a crescer espiritualmente</text:span>.</text:p>
      <text:p text:style-name="P39"/>
      <text:p text:style-name="P40">281. Por que os Espíritos inferiores se comprazem em nos<text:span text:style-name="T38"> </text:span>induzir ao mal?</text:p>
      <text:p text:style-name="P40"/>
      <text:p text:style-name="P40">“<text:span text:style-name="T5">Pelo despeito que lhes causa o não terem merecido</text:span><text:span text:style-name="T11"> </text:span><text:span text:style-name="T5">estar entre os bons. O desejo que neles predomina é o de</text:span><text:span text:style-name="T11"> </text:span><text:span text:style-name="T5">impedirem, quanto possam, que os Espíritos ainda</text:span><text:span text:style-name="T11"> </text:span><text:span text:style-name="T5">inexperientes alcancem o supremo bem. Querem que os</text:span><text:span text:style-name="T11"> </text:span><text:span text:style-name="T5">outros experimentem o que eles próprios experimentam.</text:span><text:span text:style-name="T11"> </text:span><text:span text:style-name="T5">Isto não se dá também entre vós outros?</text:span>”</text:p>
      <text:p text:style-name="P37"/>
      <text:p text:style-name="P50">Essa é uma realidade bem notória. Todos nós já tivemos a oportunidade de conhecer e de conviver com pessoas assim, pessoas que, por não conseguirem vencer suas próprias imperfeições, tentam nos arrastar para baixo para que nós <text:span text:style-name="T39">também não vençamos nossas más inclinações, </text:span>perman<text:span text:style-name="T39">ecendo</text:span> no nível delas.</text:p>
      <text:p text:style-name="P50"/>
      <text:p text:style-name="P50">À<text:span text:style-name="T41">s vezes a pessoa nem</text:span> faz esforço para vencer <text:span text:style-name="T40">suas dificuldades</text:span><text:span text:style-name="T41">, </text:span>nem tenta<text:span text:style-name="T41">, mas basta ela ver q</text:span>ue nós estamos nos desvencilhando <text:span text:style-name="T42">das nossas imperfeições, que ela </text:span>tenta nos desviar do caminho correto.</text:p>
      <text:p text:style-name="P50"><text:soft-page-break/></text:p>
      <text:p text:style-name="P50"><text:span text:style-name="T43">Como respondeu a Espiritualidade, é</text:span> assim entre os encarnados, é assim entre os desencarnados.</text:p>
      <text:p text:style-name="P41"/>
      <text:p text:style-name="P41">282. Como se comunicam entre si os Espíritos?</text:p>
      <text:p text:style-name="P41"/>
      <text:p text:style-name="P41">“<text:span text:style-name="T5">Eles se vêem e se compreendem. A palavra é material:</text:span><text:span text:style-name="T12"> </text:span><text:span text:style-name="T5">é o reflexo do Espírito. O fluido universal estabelece entre</text:span><text:span text:style-name="T12"> </text:span><text:span text:style-name="T5">eles constante comunicação; é o veiculo da transmissão de</text:span><text:span text:style-name="T12"> </text:span><text:span text:style-name="T5">seus pensamentos, como, para vós, o ar o é do som. É uma</text:span><text:span text:style-name="T12"> </text:span><text:span text:style-name="T5">espécie de telégrafo universal, que liga todos os mundos e</text:span><text:span text:style-name="T12"> permite que os Espíritos se correspondam de um mundo a </text:span><text:span text:style-name="T5">outro.</text:span>”</text:p>
      <text:p text:style-name="P41"/>
      <text:p text:style-name="P59">Essa é uma das perguntas mais importantes do Livro dos Espíritos. A resposta dada a Kardec abre um horizonte d<text:span text:style-name="T44">iante de nós.</text:span></text:p>
      <text:p text:style-name="P42"/>
      <text:p text:style-name="P58">A Espiritualidade esclarece que a palavra, indispensável nas comunicações entre nós, encarnados, é tão somente o reflexo do Espírito. Ou seja: a palavra <text:span text:style-name="T45">falada é a materialização do pensamento do </text:span>Espírito. Para os Espíritos desencarnados<text:span text:style-name="T48"> a palavra não é necessária,</text:span> o pensamento fala por si só.</text:p>
      <text:p text:style-name="P43"/>
      <text:p text:style-name="P51">Por isso que no mundo Espiritual ninguém consegue esconder aquilo que realmente é. Os pensamentos que emanamos são compreensíveis pelos outros Espíritos<text:span text:style-name="T46">, sobretudo os Espíritos mais elevados</text:span>. </text:p>
      <text:p text:style-name="P51"/>
      <text:p text:style-name="P51">Se quando encarnados nós podemos mentir<text:span text:style-name="T47">,</text:span> pronunciando palavras <text:span text:style-name="T59">contrárias aos</text:span> nossos pensamentos verdadeiros, no mundo Espiritual isso não é possível.<text:span text:style-name="T49"> No mundo Espiritual não dá para mentir.</text:span></text:p>
      <text:p text:style-name="P51"/>
      <text:p text:style-name="P52"><text:soft-page-break/>Aqui no mundo material, os sons - incluindo as palavras - precisam do ar para se propagarem. O ar é o veículo de transmissão das ondas sonoras.<text:span text:style-name="T50"> Onde não há o ar, não há a palavra.</text:span></text:p>
      <text:p text:style-name="P52"/>
      <text:p text:style-name="P53">No mundo espiritual, o <text:s/>veículo de transmissão do pensamento é o fluido cósmico universal. E onde nós encontramos o fluido cósmico universal? Como o próprio nome indica, em todo o universo.</text:p>
      <text:p text:style-name="P53"/>
      <text:p text:style-name="P53">Por isso que a Espiritualidade responde à Kardec dizendo que o fluido cósmico universal liga todos os mundos, permitindo assim que os Espíritos se comuniquem de um mundo a outro.</text:p>
      <text:p text:style-name="P53"/>
      <text:p text:style-name="P54">Todo <text:span text:style-name="T52">nós já vivemos</text:span> aquela situação em que<text:span text:style-name="T52">, em determinado dia, a gente fica pensando demais </text:span>em um amigo ou um familiar<text:span text:style-name="T53">. Passado algum tempo</text:span> a pessoa nos telefon<text:span text:style-name="T51">a</text:span> ou recebemos alguma notícia sobre <text:span text:style-name="T54">ela</text:span>. <text:span text:style-name="T51">Isso é o efeito do pensamento se transmitindo de um ponto a outro. </text:span><text:span text:style-name="T55">Pode ter partido de nós em direção à pessoa, pode ter partido da pessoa em direção à nós. De qualquer forma, o pensamento viajou e alcançou o seu destino.</text:span></text:p>
      <text:p text:style-name="P53"/>
      <text:p text:style-name="P53">Cabe ressaltar que a distância que um pensamento pode percorrer depende da <text:span text:style-name="T56">sua </text:span>força.<text:span text:style-name="T57"> Isso explica porque uma prece feita de coração, com sinceridade tem enormes possibilidades de ser ouvida ao passo que, uma prece mecânica, feita apenas nos lábios, sem qualquer sentimento ou pensamento mais sublime dificilmente </text:span><text:span text:style-name="T58">será ouvida</text:span><text:span text:style-name="T57">.</text:span></text:p>
      <text:p text:style-name="P53"/>
      <text:p text:style-name="P55">Por que essa resposta é tão importante para nós? Porque elas nos ensinam que nós precisamos disciplinar nossos pensamentos. <text:span text:style-name="T60">Não basta que eu consiga ter domínio sobre </text:span><text:soft-page-break/><text:span text:style-name="T60">minhas palavras; eu preciso também ter domínio sobre meus pensamentos.</text:span></text:p>
      <text:p text:style-name="P55"/>
      <text:p text:style-name="P56"><text:span text:style-name="T61">Digamos que eu esteja tendo uma discussão com uma pessoa e essa </text:span><text:span text:style-name="T62">pessoa diz algo que me ofende. Essa ofensa provoca uma explosão de pensamentos negativos e ruins dentro de mim, mas eu não falo nada. </text:span></text:p>
      <text:p text:style-name="P56"/>
      <text:p text:style-name="P56"><text:span text:style-name="T62">Embora que tenha conseguido conter minhas palavras, meus pensamentos ainda são ruins, são nocivos e provavelmente vou sofrer as consequências deles. Mais tarde eu posso ter dores de cabeça, dores de estômago ou qualquer outro sintoma físico.</text:span></text:p>
      <text:p text:style-name="P56"/>
      <text:p text:style-name="P56"><text:span text:style-name="T62">Claro que</text:span><text:span text:style-name="T63"> </text:span><text:span text:style-name="T62">conseguir controlar a língua </text:span><text:span text:style-name="T63">já </text:span><text:span text:style-name="T62">é </text:span><text:span text:style-name="T63">um grande </text:span><text:span text:style-name="T62">passo para disciplinar os pensamentos, mas como o pensamento é a palavra do Espírito, então é</text:span><text:span text:style-name="T64"> fundamental que eu controle também meus pensamentos.</text:span></text:p>
      <text:p text:style-name="P56"/>
      <text:p text:style-name="P57">Quando tomamos consciência dessa necessidade, tudo muda. Se formos honestos conosco mesmo faremos um esforço constante no sentido, não apenas de controlar, mas também de mudar a natureza dos nossos pensamentos. Isso é essencial para nosso processo evolutivo.</text:p>
      <text:p text:style-name="P57"/>
      <text:p text:style-name="P57">Daí a importância da pergunta de Kardec e da resposta dada pela Espiritualidade.</text:p>
      <text:p text:style-name="P44"/>
      <text:p text:style-name="P44">283. Podem os Espíritos, reciprocamente, dissimular seus<text:span text:style-name="T65"> </text:span>pensamentos? Podem ocultar-se uns dos outros?</text:p>
      <text:p text:style-name="P44"/>
      <text:p text:style-name="P44">“<text:span text:style-name="T5">Não; para os Espíritos, tudo é patente, sobretudo para</text:span><text:span text:style-name="T13"> </text:span><text:span text:style-name="T5">os perfeitos. Podem afastar-se uns dos outros, mas sempre</text:span><text:span text:style-name="T13"> </text:span><text:span text:style-name="T5">se vêem. </text:span><text:soft-page-break/><text:span text:style-name="T5">Isto, porém, não constitui regra absoluta, porquanto certos Espíritos podem muito bem tornar-se invisíveis a outros Espíritos, se julgarem útil fazê-lo.</text:span>”</text:p>
      <text:p text:style-name="P44"/>
      <text:p text:style-name="P60">No comentário da pergunta anterior eu acabei antecipando parte da resposta da Espiritualidade nessa pergunta: o Espírito não consegue ocultar seus pensamentos. Eles emanam constantemente e constituem uma espécie de identidade do Espírito. </text:p>
      <text:p text:style-name="P60"/>
      <text:p text:style-name="P60">O Espírito não consegue ocultar sua verdadeira essência principalmente dos Espíritos superiores.</text:p>
      <text:p text:style-name="P60"/>
      <text:p text:style-name="P61">A Espiritualidade ainda diz a Kardec que, se for útil, alguns Espíritos podem se tornar invisíveis a outros Espíritos.</text:p>
      <text:p text:style-name="P61"/>
      <text:p text:style-name="P61">Claro que aqui estamos falando de Espíritos superiores. Diga-se de passagem, já existe uma espécie de invisibilidade natural que acontece em função de diferentes faixas vibracionais.</text:p>
      <text:p text:style-name="P61"/>
      <text:p text:style-name="P61">O que isso quer dizer? Isso significa que, Espíritos vibrando em faixas muito diferentes, tornam-se invisíveis uns aos outros. É por essa razão que Espíritos superiores quando se encontram em meio a Espíritos inferiores, não podem ser vistos por esses.</text:p>
      <text:p text:style-name="P61"/>
      <text:p text:style-name="P45"><text:span text:style-name="T17">As obras de André Luiz citam esse fenômeno diversas vezes. Temos lá André Luiz e seus instrutores excursionando por regiões trevosas e os Espíritos que ali habitam sequer conseguem detectar a presença de</text:span><text:span text:style-name="T18">les.</text:span> </text:p>
      <text:p text:style-name="P45"/>
      <text:p text:style-name="P46">284. Como podem os Espíritos, não tendo corpo, comprovar <text:s/>suas individualidades e distinguir-se dos outros seres espirituais que os rodeiam?</text:p>
      <text:p text:style-name="P46"><text:soft-page-break/></text:p>
      <text:p text:style-name="P46">“<text:span text:style-name="T5">Comprovam suas individualidades pelo perispírito, que</text:span><text:span text:style-name="T14"> </text:span><text:span text:style-name="T5">os torna distinguíveis</text:span><text:span text:style-name="T14"> </text:span><text:span text:style-name="T5">uns dos outros, como faz o corpo</text:span><text:span text:style-name="T14"> </text:span><text:span text:style-name="T5">entre os homens.</text:span>”</text:p>
      <text:p text:style-name="P46"/>
      <text:p text:style-name="P62">Kardec questiona a Espiritualidade sobre a identificação e a individualidade do Espírito na vida espiritual. Enquanto encarnados<text:span text:style-name="T66">, nosso corpo físico é a nossa identidade. As pessoas nos reconhecem por traços físicos, gestos, pela nossa voz e por uma série de características.</text:span></text:p>
      <text:p text:style-name="P62"/>
      <text:p text:style-name="P63">Mas, uma vez que abandamos o corpo físico por ocasião da morte e retornamos ao mundo espiritual, como poderemos ser identificados? A Espiritualidade responde que é através do nosso perispírito.</text:p>
      <text:p text:style-name="P63"/>
      <text:p text:style-name="P64">Nós já estudamos sobre o perispírito em perguntas anteriores<text:span text:style-name="T67"> então não há necessidade de explicações sobre o que é o perispírito.</text:span></text:p>
      <text:p text:style-name="P64"/>
      <text:p text:style-name="P65"><text:span text:style-name="T68">Basta nós nos lembrarmos que o perispírito é uma espécie de fotografia do Espírito. Nele ficam registradas não apenas as características do corpo físico que o Espírito teve em sua última encarnação mas também as consequências do modo de vida que teve o Espírito, sejam elas boas ou ruins.</text:span></text:p>
      <text:p text:style-name="P65"/>
      <text:p text:style-name="P65"><text:span text:style-name="T68">Assim, o perispírito de alguém que foi um fumante inveterado, trará a região dos pulmões bastante escura. </text:span></text:p>
      <text:p text:style-name="P65"/>
      <text:p text:style-name="P65"><text:span text:style-name="T68">O perispírito da pessoa que tirou sua própria vida com um tiro na cabeça apresentará os ferimentos causados pela bala.</text:span> </text:p>
      <text:p text:style-name="P65"/>
      <text:p text:style-name="P66"><text:soft-page-break/><text:span text:style-name="T68">O perispírito de uma pessoa que sempre fez o bem, </text:span><text:span text:style-name="T69">que buscou ter uma conduta de vida moderada vai apresentar leveza na densidade e </text:span><text:span text:style-name="T70">cor e luz que denotam sua elevação moral.</text:span></text:p>
      <text:p text:style-name="P66"/>
      <text:p text:style-name="P67">Como o perispírito permanece com o Espírito após a desencarnação, nossa individualidade pode ser comprovada pelas características que apresen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aramond" svg:font-family="Garamond"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5T11:51:26.915087036</meta:creation-date>
    <dc:date>2024-01-28T20:44:26.292546480</dc:date>
    <meta:editing-duration>PT14H4M43S</meta:editing-duration>
    <meta:editing-cycles>100</meta:editing-cycles>
    <meta:generator>LibreOffice/7.2.2.2$Linux_X86_64 LibreOffice_project/02b2acce88a210515b4a5bb2e46cbfb63fe97d56</meta:generator>
    <meta:document-statistic meta:table-count="0" meta:image-count="0" meta:object-count="0" meta:page-count="13" meta:paragraph-count="84" meta:word-count="2751" meta:character-count="16641" meta:non-whitespace-character-count="13959"/>
  </office:meta>
</office:document-meta>
</file>